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2.8193in"/>
    </style:style>
    <style:style style:name="co6" style:family="table-column">
      <style:table-column-properties fo:break-before="auto" style:column-width="2.315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1.5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7" table:default-cell-style-name="ce1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ssignatura</text:p>
          </table:table-cell>
          <table:table-cell office:value-type="string" calcext:value-type="string">
            <text:p>Format rebut</text:p>
          </table:table-cell>
          <table:table-cell office:value-type="string" calcext:value-type="string">
            <text:p>Format de entrega</text:p>
          </table:table-cell>
          <table:table-cell office:value-type="string" calcext:value-type="string">
            <text:p>extensio documents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Per fer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W_M05 - Entorns</text:p>
          </table:table-cell>
          <table:table-cell table:number-columns-repeated="3"/>
          <table:table-cell office:value-type="string" calcext:value-type="string">
            <text:p>Cap especificació de moment 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01 - Sistemes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Se li pela (.odt)</text:p>
          </table:table-cell>
          <table:table-cell office:value-type="string" calcext:value-type="string">
            <text:p>Poc exigent, suficients captures i ya, no cal ni que tingui identificador</text:p>
          </table:table-cell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02 - BBDD</text:p>
          </table:table-cell>
          <table:table-cell office:value-type="string" calcext:value-type="string" table:number-columns-spanned="5" table:number-rows-spanned="1">
            <text:p>nom començat encara però suposo github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03 – Programació</text:p>
          </table:table-cell>
          <table:table-cell office:value-type="string" calcext:value-type="string" table:number-columns-spanned="5" table:number-rows-spanned="1">
            <text:p>No Començat encar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M04 - Marques</text:p>
          </table:table-cell>
          <table:table-cell office:value-type="string" calcext:value-type="string" table:number-columns-spanned="5" table:number-rows-spanned="1">
            <text:p>COMPLETAT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office:value-type="string" calcext:value-type="string">
            <text:p>M05 - Hardware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no especificat però ho estem fent amb docx que ell dona</text:p>
          </table:table-cell>
          <table:table-cell office:value-type="string" calcext:value-type="string">
            <text:p>no especificat</text:p>
          </table:table-cell>
          <table:table-cell/>
          <table:table-cell table:style-name="ce1" office:value-type="string" calcext:value-type="string">
            <text:p>re, la pnatilla la dona ell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M06 – Scripts</text:p>
          </table:table-cell>
          <table:table-cell office:value-type="string" calcext:value-type="string">
            <text:p>.docx desde el teams (no cal convertirlo es només visualitzacio (potser a pdf per a pujarho al github)</text:p>
          </table:table-cell>
          <table:table-cell office:value-type="string" calcext:value-type="string">
            <text:p>pujar els arxius al teams</text:p>
          </table:table-cell>
          <table:table-cell office:value-type="string" calcext:value-type="string">
            <text:p>doesnt care</text:p>
          </table:table-cell>
          <table:table-cell/>
          <table:table-cell office:value-type="string" calcext:value-type="string">
            <text:p>Script per a mostrar codi i resultat del exercisi (potser no cal depenent de la manera que tingui de corregir)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06 – Scripts</text:p>
          </table:table-cell>
          <table:table-cell office:value-type="string" calcext:value-type="string">
            <text:p>pdf o docx</text:p>
          </table:table-cell>
          <table:table-cell office:value-type="string" calcext:value-type="string">
            <text:p>document pdf o doc</text:p>
          </table:table-cell>
          <table:table-cell/>
          <table:table-cell office:value-type="string" calcext:value-type="string">
            <text:p>Lliura només un sol fitxer amb el nom: A02_01e_cognom_nom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07 - Xarxes</text:p>
          </table:table-cell>
          <table:table-cell office:value-type="string" calcext:value-type="string" table:number-columns-spanned="5" table:number-rows-spanned="1">
            <text:p>COMPLETAT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 office:value-type="string" calcext:value-type="string">
            <text:p>M08 - Serveis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pdf amb NMC i nom de l’arxiu original</text:p>
          </table:table-cell>
          <table:table-cell/>
          <table:table-cell office:value-type="string" calcext:value-type="string">
            <text:p>Numero 35 a les ips i nom de usuari nilmasso, maquines el format ja es veu a qemu(M0X_OS+Server/Client), nom de la maquina: En cas de</text:p>
            <text:p>Windows server, ha de ser WS-INICIALS (ex: WS-DBT) i en cas de Ubuntu Server US-</text:p>
            <text:p>INICIALS (ex: US-DBT).</text:p>
            <text:p>Als clients Windows, cal que el hostname sigui WCLI-XXX i a les Ubuntu, UCLI-XXX, on cal</text:p>
            <text:p>substituir les XXX per les vostres inicials.</text:p>
          </table:table-cell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09 - Webs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zip amb els php i els documents nom ha de ser numeracio de l’activitat, sense nom d’aquesta _ NMC </text:p>
          </table:table-cell>
          <table:table-cell office:value-type="string" calcext:value-type="string">
            <text:p>no mha dit res per ferho en odt</text:p>
          </table:table-cell>
          <table:table-cell office:value-type="string" calcext:value-type="string">
            <text:p>Numero 31</text:p>
          </table:table-cell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1 - Seguretat</text:p>
          </table:table-cell>
          <table:table-cell office:value-type="string" calcext:value-type="string">
            <text:p>.docx</text:p>
          </table:table-cell>
          <table:table-cell office:value-type="string" calcext:value-type="string">
            <text:p>Portada (nom de l’activitat i nom i cognoms de l’alumne)</text:p>
            <text:p>Índex</text:p>
            <text:p>Format PDF i que es digui ASIX_M11_UF1_Practica2_Nom_Cognom.pdf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convertido de docx a odt automatic al descarregar arreglatficant que libreooffice obri els docs i que la ubicacio predeterminada de descarraga sigui /tmp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23:56:19.262473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16:15:07.052920278</meta:creation-date>
    <meta:generator>LibreOffice/7.0.4.2$Linux_X86_64 LibreOffice_project/00$Build-2</meta:generator>
    <dc:date>2022-10-15T23:57:22.300543345</dc:date>
    <meta:editing-duration>PT6M45S</meta:editing-duration>
    <meta:editing-cycles>6</meta:editing-cycles>
    <meta:document-statistic meta:table-count="1" meta:cell-count="52" meta:object-count="0"/>
  </office:meta>
</office:document-meta>
</file>